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1.201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8.687cm"/>
    </style:style>
    <style:style style:name="co14" style:family="table-column">
      <style:table-column-properties fo:break-before="auto" style:column-width="14.132cm"/>
    </style:style>
    <style:style style:name="co15" style:family="table-column">
      <style:table-column-properties fo:break-before="auto" style:column-width="14.822cm"/>
    </style:style>
    <style:style style:name="co16" style:family="table-column">
      <style:table-column-properties fo:break-before="auto" style:column-width="5.99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high</text:p>
          </table:table-cell>
          <table:table-cell table:style-name="ce2" office:value-type="string" calcext:value-type="string">
            <text:p>http://wikidata.org/entity/Q3777120;http://www.openstreetmap.org/node/33751963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Rosi et al., 1999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<text:a xlink:href="https://sws.geonames.org/11961630;http://www.openstreetmap.org/node/566221732" xlink:type="simple">https://sws.geonames.org/11961630;http://www.openstreetmap.org/node/566221732</text:a>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;http://www.openstreetmap.org/node/2293681037 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<text:a xlink:href="http://wikidata.org/entity/Q55100;http://" xlink:type="simple">http://wikidata.org/entity/Q55100;http://</text:a>www.openstreetmap.org/node/6856729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Wacha, 2011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1.1617 41.8117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office:value-type="string" calcext:value-type="string">
            <text:p>Morley &amp; Woodward, 2011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<text:a xlink:href="https://www.openstreetmap.org/node/10879170567;http://wikidata.org/entity/Q121418883" xlink:type="simple">https://www.openstreetmap.org/node/10879170567;http://wikidata.org/entity/Q121418883</text:a>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9" office:value-type="string" calcext:value-type="string">
            <text:p>Phlegraean Fields</text:p>
          </table:table-cell>
          <table:table-cell office:value-type="string" calcext:value-type="string">
            <text:p>Orsi et al., 1996;Fedele et al., 2003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;http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Pozzuoli Bay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;http://www.openstreetmap.org/relation/822252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5:14:27.43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6:11:24.448000000</dc:date>
    <meta:editing-duration>P1DT6H34M20S</meta:editing-duration>
    <meta:editing-cycles>268</meta:editing-cycles>
    <meta:generator>LibreOffice/7.2.4.1$Windows_X86_64 LibreOffice_project/27d75539669ac387bb498e35313b970b7fe9c4f9</meta:generator>
    <meta:document-statistic meta:table-count="1" meta:cell-count="278" meta:object-count="0"/>
    <meta:user-defined meta:name=""/>
  </office:meta>
</office:document-meta>
</file>